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92cm" fo:min-width="1.22cm"/>
      <style:paragraph-properties style:writing-mode="lr-tb"/>
    </style:style>
    <style:style style:name="gr2" style:family="graphic" style:parent-style-name="objectwithoutfill">
      <style:graphic-properties svg:stroke-width="0.1cm" svg:stroke-color="#000000" draw:marker-start-width="0.35cm" draw:marker-end-width="0.35cm" draw:fill="solid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textarea-horizontal-align="justify" draw:textarea-vertical-align="middle" draw:auto-grow-height="false" fo:min-height="1.687cm" fo:min-width="0.92cm"/>
    </style:style>
    <style:style style:name="gr4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5" style:family="graphic" style:parent-style-name="standard">
      <style:graphic-properties draw:textarea-horizontal-align="justify" draw:textarea-vertical-align="middle" draw:auto-grow-height="false" fo:min-height="1.754cm" fo:min-width="0.92cm"/>
      <style:paragraph-properties style:writing-mode="lr-tb"/>
    </style:style>
    <style:style style:name="gr6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fo:min-height="2.55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61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6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4.96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2.955cm"/>
      <style:paragraph-properties style:writing-mode="lr-tb"/>
    </style:style>
    <style:style style:name="gr12" style:family="graphic" style:parent-style-name="objectwithoutfill">
      <style:graphic-properties draw:marker-end="Arrow" draw:marker-end-width="0.3cm" draw:fill="solid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2.68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2.688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6" style:family="paragraph">
      <style:paragraph-properties fo:text-align="justify"/>
    </style:style>
    <style:style style:name="P7" style:family="paragraph">
      <loext:graphic-properties draw:fill="none" draw:fill-color="#ffffff"/>
      <style:paragraph-properties fo:text-align="justify" style:writing-mode="lr-tb"/>
      <style:text-properties fo:font-size="20pt" style:font-size-asian="20pt" style:font-size-complex="20pt"/>
    </style:style>
    <style:style style:name="P8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Va" draw:style-name="gr1" draw:text-style-name="P1" draw:layer="layout" svg:width="2.43cm" svg:height="2.462cm" svg:x="5.659cm" svg:y="4.772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8.353cm" svg:y1="1.968cm" svg:x2="6.902cm" svg:y2="1.968cm">
          <text:p/>
        </draw:line>
        <draw:line draw:style-name="gr2" draw:text-style-name="P2" draw:layer="layout" svg:x1="6.902cm" svg:y1="1.968cm" svg:x2="6.902cm" svg:y2="4.773cm">
          <text:p/>
        </draw:line>
        <draw:line draw:style-name="gr2" draw:text-style-name="P2" draw:layer="layout" svg:x1="13.496cm" svg:y1="1.968cm" svg:x2="16.134cm" svg:y2="1.968cm">
          <text:p/>
        </draw:line>
        <draw:g>
          <draw:custom-shape draw:style-name="gr3" draw:text-style-name="P3" draw:layer="layout" svg:width="2.839cm" svg:height="3.873cm" svg:x="21.34cm" svg:y="3.97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4" draw:text-style-name="P4" draw:layer="layout" svg:x1="22.756cm" svg:y1="5.096cm" svg:x2="22.756cm" svg:y2="7.001cm">
            <text:p/>
          </draw:line>
        </draw:g>
        <draw:line draw:style-name="gr2" draw:text-style-name="P2" draw:layer="layout" svg:x1="21.542cm" svg:y1="2.049cm" svg:x2="22.729cm" svg:y2="2.049cm">
          <text:p/>
        </draw:line>
        <draw:line draw:style-name="gr2" draw:text-style-name="P2" draw:layer="layout" svg:x1="6.902cm" svg:y1="7.31cm" svg:x2="6.902cm" svg:y2="11.45cm">
          <text:p/>
        </draw:line>
        <draw:line draw:style-name="gr2" draw:text-style-name="P2" draw:layer="layout" svg:x1="6.902cm" svg:y1="16.66cm" svg:x2="6.902cm" svg:y2="17.996cm">
          <text:p/>
        </draw:line>
        <draw:line draw:style-name="gr2" draw:text-style-name="P2" draw:layer="layout" svg:x1="6.902cm" svg:y1="17.926cm" svg:x2="8.353cm" svg:y2="17.926cm">
          <text:p/>
        </draw:line>
        <draw:line draw:style-name="gr2" draw:text-style-name="P2" draw:layer="layout" svg:x1="22.729cm" svg:y1="1.968cm" svg:x2="22.729cm" svg:y2="4.239cm">
          <text:p/>
        </draw:line>
        <draw:line draw:style-name="gr2" draw:text-style-name="P2" draw:layer="layout" svg:x1="22.729cm" svg:y1="7.845cm" svg:x2="22.729cm" svg:y2="13.321cm">
          <text:p/>
        </draw:line>
        <draw:line draw:style-name="gr2" draw:text-style-name="P2" draw:layer="layout" svg:x1="22.729cm" svg:y1="15.324cm" svg:x2="22.729cm" svg:y2="17.995cm">
          <text:p/>
        </draw:line>
        <draw:line draw:style-name="gr2" draw:text-style-name="P2" draw:layer="layout" svg:x1="13.433cm" svg:y1="17.964cm" svg:x2="22.797cm" svg:y2="17.964cm">
          <text:p/>
        </draw:line>
        <draw:custom-shape draw:style-name="gr5" draw:text-style-name="P1" draw:layer="layout" svg:width="2.839cm" svg:height="4.007cm" svg:x="13.364cm" svg:y="11.985cm">
          <text:p text:style-name="P1">+</text:p>
          <text:p text:style-name="P1">-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2" draw:layer="layout" svg:x1="14.781cm" svg:y1="1.934cm" svg:x2="14.781cm" svg:y2="3.403cm">
          <text:p/>
        </draw:line>
        <draw:line draw:style-name="gr2" draw:text-style-name="P2" draw:layer="layout" svg:x1="14.815cm" svg:y1="8.379cm" svg:x2="14.815cm" svg:y2="11.985cm">
          <text:p/>
        </draw:line>
        <draw:g>
          <draw:line draw:style-name="gr6" draw:text-style-name="P4" draw:layer="layout" svg:x1="8.352cm" svg:y1="1.962cm" svg:x2="8.777cm" svg:y2="1.3cm">
            <text:p/>
          </draw:line>
          <draw:line draw:style-name="gr6" draw:text-style-name="P4" draw:layer="layout" svg:x1="9.662cm" svg:y1="2.649cm" svg:x2="8.769cm" svg:y2="1.301cm">
            <text:p/>
          </draw:line>
          <draw:line draw:style-name="gr6" draw:text-style-name="P4" draw:layer="layout" svg:x1="11.411cm" svg:y1="2.725cm" svg:x2="12.304cm" svg:y2="1.377cm">
            <text:p/>
          </draw:line>
          <draw:line draw:style-name="gr6" draw:text-style-name="P4" draw:layer="layout" svg:x1="9.619cm" svg:y1="2.681cm" svg:x2="10.512cm" svg:y2="1.333cm">
            <text:p/>
          </draw:line>
          <draw:line draw:style-name="gr6" draw:text-style-name="P4" draw:layer="layout" svg:x1="11.449cm" svg:y1="2.717cm" svg:x2="10.556cm" svg:y2="1.369cm">
            <text:p/>
          </draw:line>
          <draw:line draw:style-name="gr6" draw:text-style-name="P4" draw:layer="layout" svg:x1="13.219cm" svg:y1="2.719cm" svg:x2="12.326cm" svg:y2="1.371cm">
            <text:p/>
          </draw:line>
          <draw:line draw:style-name="gr6" draw:text-style-name="P4" draw:layer="layout" svg:x1="13.203cm" svg:y1="2.652cm" svg:x2="13.496cm" svg:y2="1.968cm">
            <text:p/>
          </draw:line>
          <draw:g>
            <draw:line draw:style-name="gr6" draw:text-style-name="P4" draw:layer="layout" svg:x1="16.134cm" svg:y1="2.006cm" svg:x2="16.569cm" svg:y2="1.344cm">
              <text:p/>
            </draw:line>
            <draw:line draw:style-name="gr6" draw:text-style-name="P4" draw:layer="layout" svg:x1="17.476cm" svg:y1="2.693cm" svg:x2="16.561cm" svg:y2="1.345cm">
              <text:p/>
            </draw:line>
            <draw:line draw:style-name="gr6" draw:text-style-name="P4" draw:layer="layout" svg:x1="19.269cm" svg:y1="2.77cm" svg:x2="20.184cm" svg:y2="1.422cm">
              <text:p/>
            </draw:line>
            <draw:line draw:style-name="gr6" draw:text-style-name="P4" draw:layer="layout" svg:x1="17.432cm" svg:y1="2.725cm" svg:x2="18.347cm" svg:y2="1.377cm">
              <text:p/>
            </draw:line>
            <draw:line draw:style-name="gr6" draw:text-style-name="P4" draw:layer="layout" svg:x1="19.307cm" svg:y1="2.762cm" svg:x2="18.392cm" svg:y2="1.414cm">
              <text:p/>
            </draw:line>
            <draw:line draw:style-name="gr6" draw:text-style-name="P4" draw:layer="layout" svg:x1="21.122cm" svg:y1="2.763cm" svg:x2="20.207cm" svg:y2="1.415cm">
              <text:p/>
            </draw:line>
            <draw:line draw:style-name="gr6" draw:text-style-name="P4" draw:layer="layout" svg:x1="21.106cm" svg:y1="2.695cm" svg:x2="21.541cm" svg:y2="2.033cm">
              <text:p/>
            </draw:line>
          </draw:g>
        </draw:g>
        <draw:g>
          <draw:line draw:style-name="gr6" draw:text-style-name="P4" draw:layer="layout" svg:x1="14.851cm" svg:y1="8.379cm" svg:x2="14.185cm" svg:y2="7.978cm">
            <text:p/>
          </draw:line>
          <draw:line draw:style-name="gr6" draw:text-style-name="P4" draw:layer="layout" svg:x1="15.492cm" svg:y1="7.11cm" svg:x2="14.186cm" svg:y2="7.985cm">
            <text:p/>
          </draw:line>
          <draw:line draw:style-name="gr6" draw:text-style-name="P4" draw:layer="layout" svg:x1="15.519cm" svg:y1="5.427cm" svg:x2="14.164cm" svg:y2="4.584cm">
            <text:p/>
          </draw:line>
          <draw:line draw:style-name="gr6" draw:text-style-name="P4" draw:layer="layout" svg:x1="15.524cm" svg:y1="7.153cm" svg:x2="14.169cm" svg:y2="6.31cm">
            <text:p/>
          </draw:line>
          <draw:line draw:style-name="gr6" draw:text-style-name="P4" draw:layer="layout" svg:x1="15.509cm" svg:y1="5.391cm" svg:x2="14.203cm" svg:y2="6.266cm">
            <text:p/>
          </draw:line>
          <draw:line draw:style-name="gr6" draw:text-style-name="P4" draw:layer="layout" svg:x1="15.462cm" svg:y1="3.688cm" svg:x2="14.156cm" svg:y2="4.563cm">
            <text:p/>
          </draw:line>
          <draw:line draw:style-name="gr6" draw:text-style-name="P4" draw:layer="layout" svg:x1="15.397cm" svg:y1="3.704cm" svg:x2="14.731cm" svg:y2="3.303cm">
            <text:p/>
          </draw:line>
        </draw:g>
        <draw:g>
          <draw:line draw:style-name="gr6" draw:text-style-name="P4" draw:layer="layout" svg:x1="6.937cm" svg:y1="16.66cm" svg:x2="6.271cm" svg:y2="16.238cm">
            <text:p/>
          </draw:line>
          <draw:line draw:style-name="gr6" draw:text-style-name="P4" draw:layer="layout" svg:x1="7.578cm" svg:y1="15.324cm" svg:x2="6.272cm" svg:y2="16.244cm">
            <text:p/>
          </draw:line>
          <draw:line draw:style-name="gr6" draw:text-style-name="P4" draw:layer="layout" svg:x1="7.605cm" svg:y1="13.552cm" svg:x2="6.25cm" svg:y2="12.665cm">
            <text:p/>
          </draw:line>
          <draw:line draw:style-name="gr6" draw:text-style-name="P4" draw:layer="layout" svg:x1="7.61cm" svg:y1="15.368cm" svg:x2="6.255cm" svg:y2="14.481cm">
            <text:p/>
          </draw:line>
          <draw:line draw:style-name="gr6" draw:text-style-name="P4" draw:layer="layout" svg:x1="7.596cm" svg:y1="13.516cm" svg:x2="6.29cm" svg:y2="14.436cm">
            <text:p/>
          </draw:line>
          <draw:line draw:style-name="gr6" draw:text-style-name="P4" draw:layer="layout" svg:x1="7.548cm" svg:y1="11.722cm" svg:x2="6.242cm" svg:y2="12.642cm">
            <text:p/>
          </draw:line>
          <draw:line draw:style-name="gr6" draw:text-style-name="P4" draw:layer="layout" svg:x1="7.483cm" svg:y1="11.739cm" svg:x2="6.817cm" svg:y2="11.317cm">
            <text:p/>
          </draw:line>
        </draw:g>
        <draw:line draw:style-name="gr2" draw:text-style-name="P2" draw:layer="layout" svg:x1="6.902cm" svg:y1="9.982cm" svg:x2="8.221cm" svg:y2="9.982cm">
          <text:p/>
        </draw:line>
        <draw:line draw:style-name="gr2" draw:text-style-name="P2" draw:layer="layout" svg:x1="13.364cm" svg:y1="9.982cm" svg:x2="14.815cm" svg:y2="9.982cm">
          <text:p/>
        </draw:line>
        <draw:line draw:style-name="gr2" draw:text-style-name="P2" draw:layer="layout" svg:x1="14.815cm" svg:y1="9.982cm" svg:x2="16.134cm" svg:y2="9.982cm">
          <text:p/>
        </draw:line>
        <draw:g>
          <draw:line draw:style-name="gr6" draw:text-style-name="P4" draw:layer="layout" svg:x1="8.221cm" svg:y1="9.976cm" svg:x2="8.646cm" svg:y2="9.314cm">
            <text:p/>
          </draw:line>
          <draw:line draw:style-name="gr6" draw:text-style-name="P4" draw:layer="layout" svg:x1="9.53cm" svg:y1="10.663cm" svg:x2="8.637cm" svg:y2="9.315cm">
            <text:p/>
          </draw:line>
          <draw:line draw:style-name="gr6" draw:text-style-name="P4" draw:layer="layout" svg:x1="11.279cm" svg:y1="10.739cm" svg:x2="12.172cm" svg:y2="9.391cm">
            <text:p/>
          </draw:line>
          <draw:line draw:style-name="gr6" draw:text-style-name="P4" draw:layer="layout" svg:x1="9.487cm" svg:y1="10.695cm" svg:x2="10.38cm" svg:y2="9.347cm">
            <text:p/>
          </draw:line>
          <draw:line draw:style-name="gr6" draw:text-style-name="P4" draw:layer="layout" svg:x1="11.317cm" svg:y1="10.731cm" svg:x2="10.424cm" svg:y2="9.383cm">
            <text:p/>
          </draw:line>
          <draw:line draw:style-name="gr6" draw:text-style-name="P4" draw:layer="layout" svg:x1="13.087cm" svg:y1="10.732cm" svg:x2="12.194cm" svg:y2="9.384cm">
            <text:p/>
          </draw:line>
          <draw:line draw:style-name="gr6" draw:text-style-name="P4" draw:layer="layout" svg:x1="13.072cm" svg:y1="10.666cm" svg:x2="13.365cm" svg:y2="9.982cm">
            <text:p/>
          </draw:line>
          <draw:g>
            <draw:line draw:style-name="gr6" draw:text-style-name="P4" draw:layer="layout" svg:x1="16.002cm" svg:y1="10.02cm" svg:x2="16.437cm" svg:y2="9.358cm">
              <text:p/>
            </draw:line>
            <draw:line draw:style-name="gr6" draw:text-style-name="P4" draw:layer="layout" svg:x1="17.344cm" svg:y1="10.707cm" svg:x2="16.429cm" svg:y2="9.359cm">
              <text:p/>
            </draw:line>
            <draw:line draw:style-name="gr6" draw:text-style-name="P4" draw:layer="layout" svg:x1="19.137cm" svg:y1="10.783cm" svg:x2="20.052cm" svg:y2="9.435cm">
              <text:p/>
            </draw:line>
            <draw:line draw:style-name="gr6" draw:text-style-name="P4" draw:layer="layout" svg:x1="17.3cm" svg:y1="10.739cm" svg:x2="18.215cm" svg:y2="9.391cm">
              <text:p/>
            </draw:line>
            <draw:line draw:style-name="gr6" draw:text-style-name="P4" draw:layer="layout" svg:x1="19.175cm" svg:y1="10.775cm" svg:x2="18.26cm" svg:y2="9.427cm">
              <text:p/>
            </draw:line>
            <draw:line draw:style-name="gr6" draw:text-style-name="P4" draw:layer="layout" svg:x1="20.99cm" svg:y1="10.777cm" svg:x2="20.075cm" svg:y2="9.429cm">
              <text:p/>
            </draw:line>
            <draw:line draw:style-name="gr6" draw:text-style-name="P4" draw:layer="layout" svg:x1="20.974cm" svg:y1="10.709cm" svg:x2="21.409cm" svg:y2="10.047cm">
              <text:p/>
            </draw:line>
          </draw:g>
        </draw:g>
        <draw:line draw:style-name="gr2" draw:text-style-name="P2" draw:layer="layout" svg:x1="21.41cm" svg:y1="9.982cm" svg:x2="22.861cm" svg:y2="9.982cm">
          <text:p/>
        </draw:line>
        <draw:g>
          <draw:line draw:style-name="gr6" draw:text-style-name="P4" draw:layer="layout" svg:x1="8.221cm" svg:y1="17.989cm" svg:x2="8.646cm" svg:y2="17.327cm">
            <text:p/>
          </draw:line>
          <draw:line draw:style-name="gr6" draw:text-style-name="P4" draw:layer="layout" svg:x1="9.53cm" svg:y1="18.677cm" svg:x2="8.637cm" svg:y2="17.329cm">
            <text:p/>
          </draw:line>
          <draw:line draw:style-name="gr6" draw:text-style-name="P4" draw:layer="layout" svg:x1="11.279cm" svg:y1="18.753cm" svg:x2="12.172cm" svg:y2="17.405cm">
            <text:p/>
          </draw:line>
          <draw:line draw:style-name="gr6" draw:text-style-name="P4" draw:layer="layout" svg:x1="9.487cm" svg:y1="18.709cm" svg:x2="10.38cm" svg:y2="17.361cm">
            <text:p/>
          </draw:line>
          <draw:line draw:style-name="gr6" draw:text-style-name="P4" draw:layer="layout" svg:x1="11.317cm" svg:y1="18.745cm" svg:x2="10.424cm" svg:y2="17.397cm">
            <text:p/>
          </draw:line>
          <draw:line draw:style-name="gr6" draw:text-style-name="P4" draw:layer="layout" svg:x1="13.087cm" svg:y1="18.746cm" svg:x2="12.194cm" svg:y2="17.398cm">
            <text:p/>
          </draw:line>
          <draw:line draw:style-name="gr6" draw:text-style-name="P4" draw:layer="layout" svg:x1="13.072cm" svg:y1="18.679cm" svg:x2="13.497cm" svg:y2="18.017cm">
            <text:p/>
          </draw:line>
        </draw:g>
        <draw:line draw:style-name="gr2" draw:text-style-name="P2" draw:layer="layout" svg:x1="14.815cm" svg:y1="15.992cm" svg:x2="14.815cm" svg:y2="17.995cm">
          <text:p/>
        </draw:line>
        <draw:frame draw:style-name="gr7" draw:text-style-name="P5" draw:layer="layout" svg:width="3.034cm" svg:height="2.804cm" svg:x="3.966cm" svg:y="5.5cm">
          <draw:text-box>
            <text:p><text:span text:style-name="T1">Vs</text:span></text:p>
          </draw:text-box>
        </draw:frame>
        <draw:frame draw:style-name="gr8" draw:text-style-name="P7" draw:layer="layout" svg:width="2.373cm" svg:height="1.869cm" svg:x="9.804cm" svg:y="3.037cm">
          <draw:text-box>
            <text:p text:style-name="P6"><text:span text:style-name="T1">R₁</text:span></text:p>
          </draw:text-box>
        </draw:frame>
        <draw:frame draw:style-name="gr9" draw:text-style-name="P8" draw:layer="layout" svg:width="2.373cm" svg:height="1.87cm" svg:x="18.377cm" svg:y="2.902cm">
          <draw:text-box>
            <text:p><text:span text:style-name="T1">R₂</text:span></text:p>
          </draw:text-box>
        </draw:frame>
        <draw:frame draw:style-name="gr9" draw:text-style-name="P8" draw:layer="layout" svg:width="2.374cm" svg:height="1.87cm" svg:x="15.8cm" svg:y="4.9cm">
          <draw:text-box>
            <text:p><text:span text:style-name="T1">R₃</text:span></text:p>
          </draw:text-box>
        </draw:frame>
        <draw:frame draw:style-name="gr9" draw:text-style-name="P8" draw:layer="layout" svg:width="2.375cm" svg:height="1.87cm" svg:x="9.935cm" svg:y="10.382cm">
          <draw:text-box>
            <text:p><text:span text:style-name="T1">R₄</text:span></text:p>
          </draw:text-box>
        </draw:frame>
        <draw:frame draw:style-name="gr8" draw:text-style-name="P8" draw:layer="layout" svg:width="2.374cm" svg:height="1.869cm" svg:x="18.244cm" svg:y="10.783cm">
          <draw:text-box>
            <text:p><text:span text:style-name="T1">R₅</text:span></text:p>
          </draw:text-box>
        </draw:frame>
        <draw:frame draw:style-name="gr9" draw:text-style-name="P8" draw:layer="layout" svg:width="2.375cm" svg:height="1.87cm" svg:x="5.055cm" svg:y="13.721cm">
          <draw:text-box>
            <text:p><text:span text:style-name="T1">R₆</text:span></text:p>
          </draw:text-box>
        </draw:frame>
        <draw:frame draw:style-name="gr9" draw:text-style-name="P8" draw:layer="layout" svg:width="2.373cm" svg:height="1.87cm" svg:x="10.463cm" svg:y="18.93cm">
          <draw:text-box>
            <text:p><text:span text:style-name="T1">R₇</text:span></text:p>
          </draw:text-box>
        </draw:frame>
        <draw:frame draw:style-name="gr10" draw:text-style-name="P8" draw:layer="layout" svg:width="3.033cm" svg:height="5.217cm" svg:x="12.6cm" svg:y="4.683cm">
          <draw:text-box>
            <text:p><text:span text:style-name="T1">+</text:span></text:p>
            <text:p><text:span text:style-name="T1">Vb</text:span></text:p>
            <text:p><text:span text:style-name="T1">-</text:span></text:p>
          </draw:text-box>
        </draw:frame>
        <draw:frame draw:style-name="gr11" draw:text-style-name="P8" draw:layer="layout" svg:width="5.408cm" svg:height="3.205cm" svg:x="22.992cm" svg:y="7.311cm">
          <draw:text-box>
            <text:p><text:span text:style-name="T1">Ib = Kb Vb</text:span></text:p>
          </draw:text-box>
        </draw:frame>
        <draw:line draw:style-name="gr12" draw:text-style-name="P2" draw:layer="layout" svg:x1="8.221cm" svg:y1="13.187cm" svg:x2="8.221cm" svg:y2="16.526cm">
          <text:p/>
        </draw:line>
        <draw:frame draw:style-name="gr13" draw:text-style-name="P8" draw:layer="layout" svg:width="3.033cm" svg:height="2.939cm" svg:x="8.5cm" svg:y="13.561cm">
          <draw:text-box>
            <text:p><text:span text:style-name="T1">Id</text:span></text:p>
          </draw:text-box>
        </draw:frame>
        <draw:frame draw:style-name="gr13" draw:text-style-name="P8" draw:layer="layout" svg:width="4.616cm" svg:height="2.939cm" svg:x="15.343cm" svg:y="15.591cm">
          <draw:text-box>
            <text:p><text:span text:style-name="T1">Vd = Kd Id</text:span></text:p>
          </draw:text-box>
        </draw:frame>
        <draw:frame draw:style-name="gr14" draw:text-style-name="P8" draw:layer="layout" svg:width="3.033cm" svg:height="2.938cm" svg:x="24.367cm" svg:y="13.2cm">
          <draw:text-box>
            <text:p><text:span text:style-name="T1">Ic</text:span></text:p>
          </draw:text-box>
        </draw:frame>
        <draw:g>
          <draw:line draw:style-name="gr6" draw:text-style-name="P4" draw:layer="layout" svg:x1="21.722cm" svg:y1="13.545cm" svg:x2="23.738cm" svg:y2="13.545cm">
            <text:p/>
          </draw:line>
          <draw:line draw:style-name="gr6" draw:text-style-name="P4" draw:layer="layout" svg:x1="21.722cm" svg:y1="13.545cm" svg:x2="23.738cm" svg:y2="13.545cm">
            <text:p/>
          </draw:line>
          <draw:line draw:style-name="gr6" draw:text-style-name="P4" draw:layer="layout" svg:x1="21.722cm" svg:y1="14.445cm" svg:x2="23.738cm" svg:y2="14.445cm">
            <text:p/>
          </draw:line>
          <draw:line draw:style-name="gr6" draw:text-style-name="P4" draw:layer="layout" svg:x1="22.716cm" svg:y1="15.661cm" svg:x2="22.732cm" svg:y2="14.438cm">
            <text:p/>
          </draw:line>
          <draw:line draw:style-name="gr6" draw:text-style-name="P4" draw:layer="layout" svg:x1="22.716cm" svg:y1="13.563cm" svg:x2="22.732cm" svg:y2="12.34cm">
            <text:p/>
          </draw:line>
        </draw:g>
        <draw:line draw:style-name="gr12" draw:text-style-name="P2" draw:layer="layout" svg:x1="24.1cm" svg:y1="12.5cm" svg:x2="24.1cm" svg:y2="15.839cm">
          <text:p/>
        </draw:line>
        <draw:frame draw:style-name="gr8" draw:text-style-name="P7" draw:layer="layout" svg:width="2.373cm" svg:height="1.869cm" svg:x="20.327cm" svg:y="13.731cm">
          <draw:text-box>
            <text:p text:style-name="P6"><text:span text:style-name="T1">C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6T20:38:07.694366300</meta:creation-date>
    <dc:date>2021-04-02T12:41:03.743905219</dc:date>
    <meta:editing-duration>PT19M42S</meta:editing-duration>
    <meta:editing-cycles>5</meta:editing-cycles>
    <meta:generator>LibreOffice/6.4.6.2$Linux_X86_64 LibreOffice_project/40$Build-2</meta:generator>
    <meta:document-statistic meta:object-count="101"/>
  </office:meta>
</office:document-meta>
</file>